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50650128" text:id="ct50650128">
          <text:insertion>
            <office:change-info>
              <dc:creator>Auteur inconnu</dc:creator>
              <dc:date>2011-03-31T12:54:00</dc:date>
            </office:change-info>
          </text:insertion>
        </text:changed-region>
        <text:changed-region xml:id="ct50593424" text:id="ct5059342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50466960" text:id="ct5046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4"><text:span text:style-name="T7">do text</text:span></text:p><text:p text:style-name="P4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permis d'urbanisme</text:p>
      <text:p text:style-name="UrbanBody"/>
      <text:p text:style-name="UrbanBody"><office:annotation><dc:creator>Gauthier Bastien</dc:creator><dc:date>2011-01-13T14:56:41</dc:date><text:p text:style-name="P4"><text:span text:style-name="T7">do text</text:span></text:p><text:p text:style-name="P4"><text:span text:style-name="T7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)</text:text-input></text:span></text:p>
      <text:p text:style-name="UrbanBody"><text:span text:style-name="T4"/></text:p>
      <text:p text:style-name="UrbanBody"><office:annotation><dc:creator>Gauthier Bastien</dc:creator><dc:date>2011-02-21T10:09:27</dc:date><text:p text:style-name="P4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4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4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4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4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4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4"><text:span text:style-name="T6">do text if not len(self.getApplicants()) &gt; 1</text:span></text:p></office:annotation></text:span><text:span text:style-name="T4">a déposé une déclaration relative à l'</text:span><text:span text:style-name="T4"><text:text-input text:description="Objet du permis">self.displayValue(self.listArticles(), self.getArticle())</text:text-input></text:span><text:span text:style-name="T4">,</text:span><text:span text:style-name="T4"> ayant pour objet "</text:span><text:span text:style-name="T4"><text:text-input text:description="Objet du permis">self.getDeclarationSubject()</text:text-input></text:span><text:span text:style-name="T4">".</text:span></text:p>
      <text:p text:style-name="P3"><office:annotation><dc:creator>Gauthier Bastien</dc:creator><dc:date>2011-02-21T10:14:06</dc:date><text:p text:style-name="P4"><text:span text:style-name="T6">do text if len(self.getApplicants()) &gt; 1</text:span></text:p></office:annotation>ont déposé une déclaration relative <text:span text:style-name="T4">à l'</text:span><text:span text:style-name="T4"><text:text-input text:description="Objet du permis">self.displayValue(self.listArticles(), self.getArticle())</text:text-input></text:span><text:span text:style-name="T4">,</text:span><text:span text:style-name="T4"> </text:span>ayant pour objet "<text:text-input text:description="Objet du permis">self.getDeclaration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50650128"/>self.displayValue(self.getFoldermanagers()[0].listGrades(), self.getFoldermanagers()[0].getGrade())<text:change-end text:change-id="ct50650128"/></text:p>
      <text:p text:style-name="UrbanBody"><text:tab/><text:tab/><text:tab/><text:tab/><text:tab/><text:tab/><text:tab/><text:change-start text:change-id="ct50593424"/>self.getFoldermanagers()[0].getName2()<text:change-end text:change-id="ct50593424"/> <text:change-start text:change-id="ct50466960"/>self.getFoldermanagers()[0].getName1()<text:change-end text:change-id="ct504669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9-08T11:28:16</dc:date>
    <dc:language>fr-FR</dc:language>
    <meta:editing-cycles>82</meta:editing-cycles>
    <meta:editing-duration>PT11H28M42S</meta:editing-duration>
    <dc:creator>sde </dc:creator>
    <meta:document-statistic meta:table-count="0" meta:image-count="0" meta:object-count="0" meta:page-count="1" meta:paragraph-count="16" meta:word-count="98" meta:character-count="1201"/>
    <meta:user-defined meta:name="Info 1"/>
    <meta:user-defined meta:name="Info 2"/>
    <meta:user-defined meta:name="Info 3"/>
    <meta:user-defined meta:name="Info 4"/>
  </office:meta>
</office:document-meta>
</file>